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" svg:font-family="Ubuntu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paragraph-rsid="00084333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paragraph-rsid="000a2186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rsid="00084333" officeooo:paragraph-rsid="00084333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rsid="0008893a" officeooo:paragraph-rsid="0008893a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rsid="000a2186" officeooo:paragraph-rsid="000a2186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rsid="000a2186" officeooo:paragraph-rsid="000f51d4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119753" officeooo:paragraph-rsid="00119753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119753" officeooo:paragraph-rsid="00137939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137939" officeooo:paragraph-rsid="00137939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13e9f1" officeooo:paragraph-rsid="0013e9f1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fo:font-weight="bold" officeooo:rsid="00119753" officeooo:paragraph-rsid="00119753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150%"/>
      <style:text-properties style:font-name="Ubuntu" fo:font-size="13pt" fo:font-weight="bold" officeooo:rsid="0013e9f1" officeooo:paragraph-rsid="0013e9f1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150%"/>
      <style:text-properties style:font-name="Ubuntu" fo:font-size="13pt" fo:font-weight="bold" officeooo:rsid="00084333" officeooo:paragraph-rsid="000a2186" fo:background-color="transparent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150%"/>
      <style:text-properties style:font-name="Ubuntu" fo:font-size="13pt" officeooo:rsid="00084333" officeooo:paragraph-rsid="00084333" fo:background-color="transparent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084333" officeooo:paragraph-rsid="000a2186" fo:background-color="transparent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084333" officeooo:paragraph-rsid="000b0117" fo:background-color="transparent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Ubuntu" fo:font-size="13pt" officeooo:paragraph-rsid="000b0117" fo:background-color="transparent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Ubuntu" fo:font-size="13pt" officeooo:rsid="00119753" officeooo:paragraph-rsid="00137939" fo:background-color="transparent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Ubuntu" fo:font-size="13pt" fo:font-style="italic" officeooo:rsid="000a2186" officeooo:paragraph-rsid="000a2186" style:font-size-asian="13pt" style:font-style-asian="italic" style:font-size-complex="13pt" style:font-style-complex="italic"/>
    </style:style>
    <style:style style:name="P23" style:family="paragraph" style:parent-style-name="Standard">
      <style:paragraph-properties fo:line-height="150%"/>
      <style:text-properties style:font-name="Ubuntu" fo:font-size="13pt" officeooo:rsid="00119753" officeooo:paragraph-rsid="00137939" fo:background-color="#eeeeee" style:font-size-asian="13pt" style:font-size-complex="13pt"/>
    </style:style>
    <style:style style:name="T1" style:family="text">
      <style:text-properties fo:background-color="#eeeeee" loext:char-shading-value="0"/>
    </style:style>
    <style:style style:name="T2" style:family="text">
      <style:text-properties fo:background-color="#eeeeee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4333" style:font-weight-asian="bold" style:font-weight-complex="bold"/>
    </style:style>
    <style:style style:name="T5" style:family="text">
      <style:text-properties fo:font-weight="bold" officeooo:rsid="000b0117" style:font-weight-asian="bold" style:font-weight-complex="bold"/>
    </style:style>
    <style:style style:name="T6" style:family="text">
      <style:text-properties fo:font-weight="bold" officeooo:rsid="000a2186" style:font-weight-asian="bold" style:font-weight-complex="bold"/>
    </style:style>
    <style:style style:name="T7" style:family="text">
      <style:text-properties fo:font-weight="bold" officeooo:rsid="00084333" fo:background-color="transparent" loext:char-shading-value="0" style:font-weight-asian="bold" style:font-weight-complex="bold"/>
    </style:style>
    <style:style style:name="T8" style:family="text">
      <style:text-properties fo:font-weight="normal" officeooo:rsid="000b0117" style:font-weight-asian="normal" style:font-weight-complex="normal"/>
    </style:style>
    <style:style style:name="T9" style:family="text">
      <style:text-properties fo:font-weight="normal" officeooo:rsid="000a2186" style:font-weight-asian="normal" style:font-weight-complex="normal"/>
    </style:style>
    <style:style style:name="T10" style:family="text">
      <style:text-properties fo:font-weight="normal" officeooo:rsid="000cb9bb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0a2186" fo:background-color="#eeeeee" loext:char-shading-value="0" style:font-weight-asian="normal" style:font-weight-complex="normal"/>
    </style:style>
    <style:style style:name="T12" style:family="text">
      <style:text-properties fo:font-weight="normal" officeooo:rsid="000a2186" fo:background-color="#eeeeee" loext:char-shading-value="0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ooks Adicionais</text:h>
      <text:p text:style-name="P6">Hooks que não são nativos do react, que fazem parte de uma biblioteca como React Router, Redux, etc.</text:p>
      <text:p text:style-name="P6"/>
      <text:p text:style-name="P12">Hooks são lógicas, enquanto componentes são visuais.</text:p>
      <text:p text:style-name="P8">__________________________________________________________________________</text:p>
      <text:h text:style-name="P2" text:outline-level="3">React Router</text:h>
      <text:p text:style-name="P3">React Router é uma biblioteca de roteamento para aplicações React, permitindo navegação entre diferentes páginas sem recarregar o navegador.</text:p>
      <text:p text:style-name="P3"/>
      <text:p text:style-name="P3">Hooks são usados dentro de funções/componentes React para acessar o estado da rota ou controlar o fluxo de navegação.<text:line-break/><text:line-break/>Componentes são usados no JSX para declarar as rotas e construir a UI de navegação.</text:p>
      <text:p text:style-name="P3"/>
      <text:p text:style-name="P6"><text:span text:style-name="T3">Instalar:</text:span> <text:span text:style-name="T2">npm install react-router-dom </text:span></text:p>
      <text:p text:style-name="P3"/>
      <text:p text:style-name="P4"><text:span text:style-name="T4">Hooks Principais</text:span></text:p>
      <text:p text:style-name="P6"><text:span text:style-name="T3">Importar:</text:span> <text:span text:style-name="T2">import { useNavigate, useParams, useLocation, useMatch, useSearchParams, useOutlet, useRoutes } from “react-router-dom” </text:span></text:p>
      <text:p text:style-name="P3"/>
      <text:p text:style-name="P4"><text:span text:style-name="T4">useNavigate: </text:span><text:span text:style-name="T8">Navega entre rotas.</text:span></text:p>
      <text:p text:style-name="P17"><text:span text:style-name="T3">useParams: </text:span><text:span text:style-name="T8">Retorna um objeto com os parâmetros da URL atual.</text:span></text:p>
      <text:p text:style-name="P19"><text:span text:style-name="T3">useLocation: </text:span><text:span text:style-name="T8">Retorna o objeto de localização atual (path, search, hash).</text:span></text:p>
      <text:p text:style-name="P18"><text:span text:style-name="T3">useMatch: </text:span><text:span text:style-name="T8">Verifica se a URL atual bate com um caminho.</text:span></text:p>
      <text:p text:style-name="P18"><text:span text:style-name="T5">u</text:span><text:span text:style-name="T3">seSearchParams: </text:span><text:span text:style-name="T8">Lê e seta (define) parâmetros de busca (query strings).</text:span></text:p>
      <text:p text:style-name="P20"><text:span text:style-name="T4">useOutlet: </text:span><text:span text:style-name="T8">Renderiza conteúdo filho em rotas aninhadas.</text:span></text:p>
      <text:p text:style-name="P20"><text:soft-page-break/><text:span text:style-name="T4">useRoutes: </text:span><text:span text:style-name="T8">Define rotas como objetos em vez de JSX.</text:span></text:p>
      <text:p text:style-name="P6"><text:span text:style-name="T3"/></text:p>
      <text:p text:style-name="P4"><text:span text:style-name="T4">Componentes Principais</text:span></text:p>
      <text:p text:style-name="P6"><text:span text:style-name="T3">Importar:</text:span> <text:span text:style-name="T2">import { BrowserRouter, Routes, Route, Link, NavLink, Navigate, Outlet, Form, ScrollRestoration } from “react-router-dom” </text:span></text:p>
      <text:p text:style-name="P3"/>
      <text:p text:style-name="P17"><text:span text:style-name="T3">BrowserRouter:</text:span><text:span text:style-name="T5"> </text:span><text:span text:style-name="T8">Envolve toda a aplicação para ativas o roteamento.</text:span></text:p>
      <text:p text:style-name="P16">Routes: <text:span text:style-name="T8">Agrupa várias &lt;Route /&gt; </text:span></text:p>
      <text:p text:style-name="P16">Route: <text:span text:style-name="T8">Define uma rota especifica com path e element.</text:span></text:p>
      <text:p text:style-name="P16">Link: <text:span text:style-name="T8">Link de navegação, como um &lt;a&gt; mas sem recarregar a pagina.</text:span></text:p>
      <text:p text:style-name="P16">NavLink: <text:span text:style-name="T8">Igual ao Link, mas com estilos ativos automáticos.</text:span></text:p>
      <text:p text:style-name="P16">Navigate: <text:span text:style-name="T8">Redirecionamento programático dentro do JSX.</text:span></text:p>
      <text:p text:style-name="P16">Outlet: <text:span text:style-name="T8">Ponto de saída para rotas aninhadas (filhas).</text:span></text:p>
      <text:p text:style-name="P16">Form: <text:span text:style-name="T8">Componente que integra com actions e loaders.</text:span></text:p>
      <text:p text:style-name="P5"><text:span text:style-name="T7">ScrollRestoration: </text:span><text:span text:style-name="T10">Restaura a posição de scroll entre navegação.</text:span></text:p>
      <text:p text:style-name="P3"/>
      <text:p text:style-name="P7"><text:span text:style-name="T3">Utilização / Exemplo Principal:</text:span> </text:p>
      <text:p text:style-name="P22">App.jsx</text:p>
      <text:p text:style-name="P7">import { BrowserRouter, Routes, Route } from 'react-router-dom';</text:p>
      <text:p text:style-name="P7">import Home from './pages/Home';</text:p>
      <text:p text:style-name="P7">import Sobre from './pages/Sobre';</text:p>
      <text:p text:style-name="P7">import Contato from './pages/Contato';</text:p>
      <text:p text:style-name="P7"/>
      <text:p text:style-name="P7">function App() {</text:p>
      <text:p text:style-name="P7"><text:s text:c="2"/>return (</text:p>
      <text:p text:style-name="P7"><text:s text:c="4"/>&lt;BrowserRouter&gt;</text:p>
      <text:p text:style-name="P7"><text:s text:c="6"/>&lt;Routes&gt;</text:p>
      <text:p text:style-name="P7"><text:s text:c="8"/>&lt;Route path="/" element={&lt;Home /&gt;} /&gt;</text:p>
      <text:p text:style-name="P7"><text:s text:c="8"/>&lt;Route path="/sobre" element={&lt;Sobre /&gt;} /&gt;</text:p>
      <text:p text:style-name="P7"><text:s text:c="8"/>&lt;Route path="/contato" element={&lt;Contato /&gt;} /&gt;</text:p>
      <text:p text:style-name="P7"><text:soft-page-break/><text:s text:c="6"/>&lt;/Routes&gt;</text:p>
      <text:p text:style-name="P7"><text:s text:c="4"/>&lt;/BrowserRouter&gt;</text:p>
      <text:p text:style-name="P7"><text:s text:c="2"/>);</text:p>
      <text:p text:style-name="P7">}</text:p>
      <text:p text:style-name="P7"/>
      <text:p text:style-name="P7">export default App;</text:p>
      <text:p text:style-name="P7"/>
      <text:p text:style-name="P22">Navbar.jsx</text:p>
      <text:p text:style-name="P3">import { Link } from 'react-router-dom';</text:p>
      <text:p text:style-name="P3"/>
      <text:p text:style-name="P3">function Navbar() {</text:p>
      <text:p text:style-name="P3"><text:s text:c="2"/>return (</text:p>
      <text:p text:style-name="P3"><text:s text:c="4"/>&lt;nav&gt;</text:p>
      <text:p text:style-name="P3"><text:s text:c="6"/>&lt;Link to="/"&gt;Início&lt;/Link&gt;</text:p>
      <text:p text:style-name="P3"><text:s text:c="6"/>&lt;Link to="/sobre"&gt;Sobre&lt;/Link&gt;</text:p>
      <text:p text:style-name="P3"><text:s text:c="6"/>&lt;Link to="/contato"&gt;Contato&lt;/Link&gt;</text:p>
      <text:p text:style-name="P3"><text:s text:c="4"/>&lt;/nav&gt;</text:p>
      <text:p text:style-name="P3"><text:s text:c="2"/>);</text:p>
      <text:p text:style-name="P3">}</text:p>
      <text:p text:style-name="P3"/>
      <text:p text:style-name="P8"><text:span text:style-name="T3">Redirect -</text:span> </text:p>
      <text:p text:style-name="P3">import { Navigate } from 'react-router-dom';</text:p>
      <text:p text:style-name="P3">&lt;Route path="/antigo" element={&lt;Navigate to="/" /&gt;} /&gt;</text:p>
      <text:p text:style-name="P3"/>
      <text:p text:style-name="P8"><text:span text:style-name="T3">Rota com Parametro -</text:span> </text:p>
      <text:p text:style-name="P8">&lt;Route path="/usuario/:id" element={&lt;PerfilUsuario /&gt;} /&gt;</text:p>
      <text:p text:style-name="P8"/>
      <text:p text:style-name="P8">import { useParams } from 'react-router-dom';</text:p>
      <text:p text:style-name="P8"/>
      <text:p text:style-name="P8">function PerfilUsuario() {</text:p>
      <text:p text:style-name="P8"><text:s text:c="2"/>const { id } = useParams();</text:p>
      <text:p text:style-name="P8"><text:s text:c="2"/>return &lt;p&gt;ID do usuário: {id}&lt;/p&gt;;</text:p>
      <text:p text:style-name="P8"><text:soft-page-break/>}</text:p>
      <text:p text:style-name="P8"><text:span text:style-name="T3">404 -</text:span> </text:p>
      <text:p text:style-name="P8">&lt;Route path="*" element={&lt;h1&gt;Página não encontrada&lt;/h1&gt;} /&gt;</text:p>
      <text:p text:style-name="P8">__________________________________________________________________________</text:p>
      <text:h text:style-name="P2" text:outline-level="3">React Query (TanStack Query)</text:h>
      <text:p text:style-name="P8">React Query (TanStack Query) é uma biblioteca para gerenciamento de estado assíncrono no React, usada principalmente para buscar, armazenar em cache, sincronizar e atualizar dados de servidores (como APIs REST ou GraphQL).</text:p>
      <text:p text:style-name="P8"/>
      <text:p text:style-name="P10"><text:span text:style-name="T3">Instalar:</text:span> <text:span text:style-name="T2">npm install @tanstack/react-query </text:span></text:p>
      <text:p text:style-name="P8"/>
      <text:p text:style-name="P14">Hooks Principais</text:p>
      <text:p text:style-name="P10"><text:span text:style-name="T3">Importar:</text:span> <text:span text:style-name="T2">import { useQuery, useMutation, useQueryClient, useInfiniteQuery, useIsFetching, useIsMutating } from “@tanstack/react-query ” </text:span></text:p>
      <text:p text:style-name="P8"/>
      <text:p text:style-name="P21"><text:span text:style-name="T3">useQuery:</text:span> Usado para buscar dados (GET). Executa automaticamente quando o componente é montado:</text:p>
      <text:p text:style-name="P21"/>
      <text:p text:style-name="P23">const { data, isLoading, error } = useQuery({</text:p>
      <text:p text:style-name="P23"><text:span text:style-name="T13"><text:s text:c="2"/></text:span>queryKey: ['dados'],</text:p>
      <text:p text:style-name="P23"><text:span text:style-name="T13"><text:s text:c="2"/></text:span>queryFn: fetchFn,</text:p>
      <text:p text:style-name="P23">})</text:p>
      <text:p text:style-name="P21"/>
      <text:p text:style-name="P21"><text:span text:style-name="T3">useMutation:</text:span> Usado para enviar dados (POST, PUT, DELETE). Você chama manualmente com mutate:</text:p>
      <text:p text:style-name="P21"/>
      <text:p text:style-name="P23">const mutation = useMutation({ mutationFn: enviarFn })</text:p>
      <text:p text:style-name="P23">mutation.mutate({ nome: 'João' })</text:p>
      <text:p text:style-name="P21"><text:soft-page-break/><text:span text:style-name="T3">useQueryClient:</text:span> Acesso direto ao QueryClient, útil para invalidar cache, fazer refetch, atualizar dados manualmente:</text:p>
      <text:p text:style-name="P21"/>
      <text:p text:style-name="P23">const queryClient = useQueryClient() </text:p>
      <text:p text:style-name="P23">queryClient.invalidateQueries({ queryKey: ['dados'] }) </text:p>
      <text:p text:style-name="P21"/>
      <text:p text:style-name="P21"><text:span text:style-name="T3">useInfiniteQuery:</text:span> Para paginação infinita (ex: scroll infinito). Ele lida com várias "páginas" de dados:</text:p>
      <text:p text:style-name="P21"/>
      <text:p text:style-name="P23">const { data, fetchNextPage, hasNextPage } = useInfiniteQuery({</text:p>
      <text:p text:style-name="P23"><text:span text:style-name="T13"><text:s text:c="2"/></text:span>queryKey: ['posts'],</text:p>
      <text:p text:style-name="P23"><text:span text:style-name="T13"><text:s text:c="2"/></text:span>queryFn: fetchFn,</text:p>
      <text:p text:style-name="P23"><text:span text:style-name="T13"><text:s text:c="2"/></text:span>getNextPageParam: (lastPage) =&gt; lastPage.nextCursor,</text:p>
      <text:p text:style-name="P23">});</text:p>
      <text:p text:style-name="P21"/>
      <text:p text:style-name="P21"><text:span text:style-name="T3">useIsFetching, useIsMutating:</text:span> Usados para detectar se há requisições em andamento:</text:p>
      <text:p text:style-name="P21"/>
      <text:p text:style-name="P21"><text:span text:style-name="T1">const isFetching = useIsFetching() </text:span><text:s/>// true/false se está buscando</text:p>
      <text:p text:style-name="P11"><text:span text:style-name="T2">const isMutating = useIsMutating() </text:span><text:span text:style-name="T14"><text:s/>// true/false se está mutando</text:span></text:p>
      <text:p text:style-name="P9">__________________________________________________________________________</text:p>
      <text:h text:style-name="P2" text:outline-level="3">React Hook Form</text:h>
      <text:p text:style-name="P9">O React Hook Form é uma biblioteca leve para gerenciamento de formulários no React, conhecida por sua performance e simplicidade.</text:p>
      <text:p text:style-name="P9"/>
      <text:p text:style-name="P13"><text:span text:style-name="T3">Instalar:</text:span> <text:span text:style-name="T2">npm install react-hook-form </text:span></text:p>
      <text:p text:style-name="P9"/>
      <text:p text:style-name="P13"><text:span text:style-name="T3">Importar:</text:span> <text:span text:style-name="T2">import { useForm, useFormContext, useFieldArray, useWatch, useController } from 'react-hook-form' </text:span></text:p>
      <text:p text:style-name="P9"/>
      <text:p text:style-name="P9"/>
      <text:p text:style-name="P9"><text:soft-page-break/><text:span text:style-name="T3">useForm:</text:span> Cria e gerencia formulários com validação e estado.<text:line-break/><text:span text:style-name="T3">useFormContext:</text:span> Compartilha o estado do formulário entre componentes aninhados.<text:line-break/><text:span text:style-name="T3">useFieldArray:</text:span> Gerencia campos de formulário dinâmicos (ex: listas de inputs).<text:line-break/><text:span text:style-name="T3">useWatch:</text:span> Observa mudanças em campos específicos do formulário.<text:line-break/><text:span text:style-name="T3">useController:</text:span> Integra componentes controlados com o React Hook Form.</text:p>
      <text:p text:style-name="P9">__________________________________________________________________________</text:p>
      <text:h text:style-name="P2" text:outline-level="3">Framer Motion</text:h>
      <text:p text:style-name="P9">O Framer Motion é uma biblioteca de animações para React que facilita muito a criação de animações suaves e interações modernas em interfaces.</text:p>
      <text:p text:style-name="P9"/>
      <text:p text:style-name="P13"><text:span text:style-name="T3">Instalar:</text:span> <text:span text:style-name="T2">npm install framer-motion </text:span></text:p>
      <text:p text:style-name="P9"/>
      <text:p text:style-name="P13"><text:span text:style-name="T3">Hooks</text:span> </text:p>
      <text:p text:style-name="P13"><text:span text:style-name="T3">Importar:</text:span> <text:span text:style-name="T2">import { </text:span><text:span text:style-name="T12">useAnimation, useCycle, useInView, useMotionValue</text:span><text:span text:style-name="T2"> } from "framer-motion"</text:span></text:p>
      <text:p text:style-name="P13"><text:span text:style-name="T2"/></text:p>
      <text:p text:style-name="P9"><text:span text:style-name="T3">useAnimation:</text:span> Controla animações programaticamente.<text:line-break/><text:span text:style-name="T3">useCycle:</text:span> Alterna entre diferentes estados ou estilos animados.<text:line-break/><text:span text:style-name="T3">useInView:</text:span> Detecta quando um elemento entra na viewport.<text:line-break/><text:span text:style-name="T3">useMotionValue:</text:span> Cria valores reativos usados em animações.</text:p>
      <text:p text:style-name="P9"/>
      <text:p text:style-name="P15">Componentes</text:p>
      <text:p text:style-name="P13"><text:span text:style-name="T3">Importar:</text:span> <text:span text:style-name="T2">import { motion, AnimatePresence, LazyMotion, domAnimation, LayoutGroup, MotionConfig } from 'framer-motion'</text:span></text:p>
      <text:p text:style-name="P9"/>
      <text:p text:style-name="P9"><text:soft-page-break/><text:span text:style-name="T3">motion:</text:span> Transforma elementos HTML ou componentes React em elementos animáveis com propriedades como animate, initial, exit, etc.<text:line-break/><text:span text:style-name="T3">AnimatePresence:</text:span> Permite animar elementos que estão sendo removidos do DOM, controlando a animação de saída.<text:line-break/><text:span text:style-name="T3">LazyMotion:</text:span> Otimiza o carregamento da biblioteca, carregando recursos de animação apenas quando necessário.<text:line-break/><text:span text:style-name="T3">domAnimation:</text:span> Conjunto padrão de animações do navegador usado em conjunto com LazyMotion.<text:line-break/><text:span text:style-name="T3">LayoutGroup:</text:span> Agrupa elementos que compartilham animações de layout, garantindo sincronização suave entre eles.<text:line-break/><text:span text:style-name="T3">MotionConfig:</text:span> Define configurações globais de animação, como transition ou reducedMotion.</text:p>
      <text:p text:style-name="P9">__________________________________________________________________________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9:08:40.431000000</meta:creation-date>
    <dc:date>2025-05-12T10:57:47.517000000</dc:date>
    <meta:editing-duration>PT58M25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112" meta:word-count="814" meta:character-count="6621" meta:non-whitespace-character-count="5808"/>
  </office:meta>
</office:document-meta>
</file>